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ormat Index</text:p>
          </table:table-cell>
          <table:table-cell office:value-type="string">
            <text:p>Num_Bit_Fields</text:p>
          </table:table-cell>
          <table:table-cell office:value-type="string">
            <text:p>Insn_Format</text:p>
          </table:table-cell>
          <table:table-cell office:value-type="string">
            <text:p>Opcode Pattern String</text:p>
          </table:table-cell>
          <table:table-cell office:value-type="string">
            <text:p>Opcode Bit String</text:p>
          </table:table-cell>
          <table:table-cell office:value-type="string">
            <text:p>Opcode Integer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  <table:table-cell office:value-type="string">
            <text:p>Bit_field_nam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value</text:p>
          </table:table-cell>
          <table:table-cell office:value-type="string">
            <text:p>Value-type</text:p>
          </table:table-cell>
        </table:table-row>
        <table:table-row table:style-name="ro1">
          <table:table-cell office:value-type="string">
            <text:p>B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5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8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8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9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imm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30"/>
        </table:table-row>
        <table:table-row table:style-name="ro1">
          <table:table-cell office:value-type="string">
            <text:p>B10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>
            <text:p>B11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1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1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>
            <text:p>B13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1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1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21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>
            <text:p>B22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6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>
            <text:p>B23.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a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0x7</text:p>
          </table:table-cell>
          <table:table-cell office:value-type="string">
            <text:p>given</text:p>
          </table:table-cell>
          <table:table-cell office:value-type="string">
            <text:p>disp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>
            <text:p>B24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disp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42"/>
        </table:table-row>
        <table:table-row table:style-name="ro1">
          <table:table-cell office:value-type="string">
            <text:p>B26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26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27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>
            <text:p>B27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cond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A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>
            <text:p>B28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U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>
            <text:p>B29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29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30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F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>
            <text:p>B31.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>
            <text:p>B32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B32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>
            <text:p>B33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3.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4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B34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c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AJ1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>
            <text:p>AJ2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>
            <text:p>AJ2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S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>
            <text:p>AJ3.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1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1">
          <table:table-cell office:value-type="string">
            <text:p>AJ3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1">
          <table:table-cell office:value-type="string">
            <text:p>AJ3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x4</text:p>
          </table:table-cell>
          <table:table-cell office:value-type="string">
            <text:p>given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</table:table-row>
        <table:table-row table:style-name="ro1">
          <table:table-cell office:value-type="string">
            <text:p>AJ4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5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5.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x0</text:p>
          </table:table-cell>
          <table:table-cell office:value-type="string">
            <text:p>given</text:p>
          </table:table-cell>
          <table:table-cell office:value-type="string">
            <text:p>imm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6.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0x34</text:p>
          </table:table-cell>
          <table:table-cell office:value-type="string">
            <text:p>given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>
            <text:p>AJ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iven</text:p>
          </table:table-cell>
          <table:table-cell office:value-type="string">
            <text:p>asi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office:value-type="string">
            <text:p>rs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>
            <text:p>AJ7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p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0x3</text:p>
          </table:table-cell>
          <table:table-cell office:value-type="string">
            <text:p>given</text:p>
          </table:table-cell>
          <table:table-cell office:value-type="string">
            <text:p>rd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op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lookup</text:p>
          </table:table-cell>
          <table:table-cell office:value-type="string">
            <text:p>rs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generate</text:p>
          </table:table-cell>
          <table:table-cell office:value-type="string">
            <text:p>i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iven</text:p>
          </table:table-cell>
          <table:table-cell office:value-type="string">
            <text:p>simm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aramete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9" meta:object-count="0"/>
    <meta:generator>LibreOffice/3.5$Linux_X86_64 LibreOffice_project/350m1$Build-2</meta:generator>
  </office:meta>
</office:document-meta>
</file>